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nno</text:p>
          </table:table-cell>
          <table:table-cell office:value-type="string" calcext:value-type="string">
            <text:p># Incident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2T14:28:42.256406071</meta:creation-date>
    <dc:date>2024-05-02T16:45:44.549817039</dc:date>
    <meta:editing-duration>PT2H6M52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